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loext:opacity="100%" style:font-name="Monospace" fo:font-size="10pt" officeooo:paragraph-rsid="001758b7" style:font-size-asian="10pt"/>
    </style:style>
    <style:style style:name="P3" style:family="paragraph" style:parent-style-name="Standard">
      <style:text-properties fo:color="#808080" loext:opacity="100%" style:font-name="Monospace" fo:font-size="10pt" officeooo:rsid="001427f3" officeooo:paragraph-rsid="001427f3" style:font-size-asian="10pt"/>
    </style:style>
    <style:style style:name="P4" style:family="paragraph" style:parent-style-name="Standard">
      <style:text-properties fo:color="#808080" loext:opacity="100%" style:font-name="Monospace" fo:font-size="10pt" officeooo:rsid="001427f3" officeooo:paragraph-rsid="00160afc" style:font-size-asian="10pt"/>
    </style:style>
    <style:style style:name="P5" style:family="paragraph" style:parent-style-name="Standard">
      <style:text-properties fo:color="#808080" loext:opacity="100%" style:font-name="Monospace" fo:font-size="10pt" officeooo:rsid="001427f3" officeooo:paragraph-rsid="001758b7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loext:opacity="100%" style:font-name="Monospace" fo:font-size="10pt" officeooo:rsid="001427f3" officeooo:paragraph-rsid="001758b7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loext:opacity="100%" style:font-name="Monospace" fo:font-size="10pt" officeooo:rsid="001758b7" officeooo:paragraph-rsid="001758b7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c71f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fe266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758b7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800000" loext:opacity="100%" style:font-name="Monospace" fo:font-size="10pt" fo:font-weight="bold" style:font-size-asian="10pt" style:font-weight-asian="bold"/>
    </style:style>
    <style:style style:name="T2" style:family="text">
      <style:text-properties fo:color="#800000" loext:opacity="100%" style:font-name="Monospace" fo:font-size="10pt" fo:font-weight="bold" style:font-size-asian="10pt" style:font-weight-asian="bold"/>
    </style:style>
    <style:style style:name="T3" style:family="text">
      <style:text-properties fo:color="#800000" loext:opacity="100%" style:font-name="Monospace" fo:font-size="10pt" fo:font-weight="bold" fo:background-color="#e8f2fe" loext:char-shading-value="0" style:font-size-asian="10pt" style:font-weight-asian="bold"/>
    </style:style>
    <style:style style:name="T4" style:family="text">
      <style:text-properties fo:color="#800000" loext:opacity="100%" style:font-name="Monospace" fo:font-size="10pt" fo:font-weight="bold" officeooo:rsid="001758b7" fo:background-color="#e8f2fe" loext:char-shading-value="0" style:font-size-asian="10pt" style:font-weight-asian="bold"/>
    </style:style>
    <style:style style:name="T5" style:family="text">
      <style:text-properties fo:color="#800000" loext:opacity="100%" fo:font-weight="bold" fo:background-color="#e8f2fe" loext:char-shading-value="0" style:font-weight-asian="bold"/>
    </style:style>
    <style:style style:name="T6" style:family="text">
      <style:text-properties fo:color="#800000" loext:opacity="100%" fo:font-weight="bold" officeooo:rsid="00160afc" fo:background-color="#e8f2fe" loext:char-shading-value="0" style:font-weight-asian="bold"/>
    </style:style>
    <style:style style:name="T7" style:family="text">
      <style:text-properties fo:color="#800000" loext:opacity="100%" fo:font-weight="bold" officeooo:rsid="001758b7" fo:background-color="#e8f2fe" loext:char-shading-value="0" style:font-weight-asian="bold"/>
    </style:style>
    <style:style style:name="T8" style:family="text">
      <style:text-properties fo:color="#000000" loext:opacity="100%" style:font-name="Monospace" fo:font-size="10pt" style:font-size-asian="10pt"/>
    </style:style>
    <style:style style:name="T9" style:family="text">
      <style:text-properties fo:color="#000000" loext:opacity="100%" style:font-name="Monospace" fo:font-size="10pt" fo:background-color="#e8f2fe" loext:char-shading-value="0" style:font-size-asian="10pt"/>
    </style:style>
    <style:style style:name="T10" style:family="text">
      <style:text-properties fo:color="#000000" loext:opacity="100%" fo:background-color="#e8f2fe" loext:char-shading-value="0"/>
    </style:style>
    <style:style style:name="T11" style:family="text">
      <style:text-properties fo:color="#0000ff" loext:opacity="100%" style:font-name="Monospace" fo:font-size="10pt" fo:background-color="#e8f2fe" loext:char-shading-value="0" style:font-size-asian="10pt"/>
    </style:style>
    <style:style style:name="T12" style:family="text">
      <style:text-properties fo:color="#0000ff" loext:opacity="100%" style:font-name="Monospace" fo:font-size="10pt" officeooo:rsid="001758b7" fo:background-color="#e8f2fe" loext:char-shading-value="0" style:font-size-asian="10pt"/>
    </style:style>
    <style:style style:name="T13" style:family="text">
      <style:text-properties fo:color="#0000ff" loext:opacity="100%" fo:background-color="#e8f2fe" loext:char-shading-value="0"/>
    </style:style>
    <style:style style:name="T14" style:family="text">
      <style:text-properties fo:color="#0000ff" loext:opacity="100%" officeooo:rsid="00160afc" fo:background-color="#e8f2fe" loext:char-shading-value="0"/>
    </style:style>
    <style:style style:name="T15" style:family="text">
      <style:text-properties fo:color="#0000ff" loext:opacity="100%" officeooo:rsid="001758b7" fo:background-color="#e8f2fe" loext:char-shading-value="0"/>
    </style:style>
    <style:style style:name="T16" style:family="text">
      <style:text-properties fo:color="#ff0000" loext:opacity="100%" style:font-name="Monospace" fo:font-size="10pt" style:font-size-asian="10pt"/>
    </style:style>
    <style:style style:name="T17" style:family="text">
      <style:text-properties fo:color="#ff0000" loext:opacity="100%" style:font-name="Monospace" fo:font-size="10pt" fo:background-color="#e8f2fe" loext:char-shading-value="0" style:font-size-asian="10pt"/>
    </style:style>
    <style:style style:name="T18" style:family="text">
      <style:text-properties fo:color="#ff0000" loext:opacity="100%" fo:background-color="#e8f2fe" loext:char-shading-value="0"/>
    </style:style>
    <style:style style:name="T19" style:family="text">
      <style:text-properties fo:color="#808080" loext:opacity="100%" style:font-name="Monospace" fo:font-size="10pt" style:font-size-asian="10pt"/>
    </style:style>
    <style:style style:name="T20" style:family="text">
      <style:text-properties fo:color="#008000" loext:opacity="100%" style:font-name="Monospace" fo:font-size="10pt" style:font-size-asian="10pt"/>
    </style:style>
    <style:style style:name="T21" style:family="text">
      <style:text-properties fo:color="#008000" loext:opacity="100%" style:font-name="Monospace" fo:font-size="10pt" fo:background-color="#e8f2fe" loext:char-shading-value="0" style:font-size-asian="10pt"/>
    </style:style>
    <style:style style:name="T22" style:family="text">
      <style:text-properties fo:color="#008000" loext:opacity="100%" fo:background-color="#e8f2fe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---------- </text:span><text:span text:style-name="T4">наполняем артистами---------------------------------------------</text:span></text:p>
      <text:p text:style-name="P1"><text:span text:style-name="T3">INSERT</text:span><text:span text:style-name="T9"> </text:span><text:span text:style-name="T3">INTO</text:span><text:span text:style-name="T9"> artist (nikname) </text:span><text:span text:style-name="T3">VALUES</text:span><text:span text:style-name="T9"> (</text:span><text:span text:style-name="T21">'MUROVEI'</text:span><text:span text:style-name="T9">)</text:span><text:span text:style-name="T17">;</text:span></text:p>
      <text:p text:style-name="P9"><text:span text:style-name="T3">INSERT</text:span><text:span text:style-name="T9"> </text:span><text:span text:style-name="T3">INTO</text:span><text:span text:style-name="T9"> artist (nikname) </text:span><text:span text:style-name="T3">VALUES</text:span><text:span text:style-name="T9"> (</text:span><text:span text:style-name="T21">'красное дерево'</text:span><text:span text:style-name="T9">)</text:span><text:span text:style-name="T17">;</text:span></text:p>
      <text:p text:style-name="P1"><text:span text:style-name="T3">INSERT</text:span><text:span text:style-name="T9"> </text:span><text:span text:style-name="T3">INTO</text:span><text:span text:style-name="T9"> artist (nikname) </text:span><text:span text:style-name="T3">VALUES</text:span><text:span text:style-name="T9"> (</text:span><text:span text:style-name="T21">'Ночные снайперы'</text:span><text:span text:style-name="T9">)</text:span><text:span text:style-name="T17">;</text:span></text:p>
      <text:p text:style-name="P1"><text:span text:style-name="T3">INSERT</text:span><text:span text:style-name="T9"> </text:span><text:span text:style-name="T3">INTO</text:span><text:span text:style-name="T9"> artist (nikname) </text:span><text:span text:style-name="T3">VALUES</text:span><text:span text:style-name="T9"> (</text:span><text:span text:style-name="T21">'БИ-2'</text:span><text:span text:style-name="T9">)</text:span><text:span text:style-name="T17">;</text:span></text:p>
      <text:p text:style-name="P1"><text:span text:style-name="T3">INSERT</text:span><text:span text:style-name="T9"> </text:span><text:span text:style-name="T3">INTO</text:span><text:span text:style-name="T9"> artist (nikname) </text:span><text:span text:style-name="T3">VALUES</text:span><text:span text:style-name="T9"> (</text:span><text:span text:style-name="T21">'DAASHA'</text:span><text:span text:style-name="T9">)</text:span><text:span text:style-name="T17">;</text:span></text:p>
      <text:p text:style-name="P13"><text:span text:style-name="T5">INSERT</text:span><text:span text:style-name="T10"> </text:span><text:span text:style-name="T5">INTO</text:span><text:span text:style-name="T10"> artist (nikname) </text:span><text:span text:style-name="T5">VALUES</text:span><text:span text:style-name="T10"> (</text:span><text:span text:style-name="T22">'Тима Белорусских'</text:span><text:span text:style-name="T10">)</text:span><text:span text:style-name="T18">;</text:span></text:p>
      <text:p text:style-name="P1"><text:span text:style-name="T3">INSERT</text:span><text:span text:style-name="T9"> </text:span><text:span text:style-name="T3">INTO</text:span><text:span text:style-name="T9"> artist (nikname) </text:span><text:span text:style-name="T3">VALUES</text:span><text:span text:style-name="T9"> (</text:span><text:span text:style-name="T21">'Rob Mazurek'</text:span><text:span text:style-name="T9">)</text:span><text:span text:style-name="T17">;</text:span></text:p>
      <text:p text:style-name="P1"><text:span text:style-name="T3">INSERT</text:span><text:span text:style-name="T9"> </text:span><text:span text:style-name="T3">INTO</text:span><text:span text:style-name="T9"> artist (nikname) </text:span><text:span text:style-name="T3">VALUES</text:span><text:span text:style-name="T9"> (</text:span><text:span text:style-name="T21">'Miko Marks'</text:span><text:span text:style-name="T9">)</text:span><text:span text:style-name="T17">;</text:span></text:p>
      <text:p text:style-name="P11"><text:span text:style-name="T3">INSERT</text:span><text:span text:style-name="T9"> </text:span><text:span text:style-name="T3">INTO</text:span><text:span text:style-name="T9"> artist (nikname) </text:span><text:span text:style-name="T3">VALUES</text:span><text:span text:style-name="T9"> (</text:span><text:span text:style-name="T21">'Leven Kali'</text:span><text:span text:style-name="T9">)</text:span><text:span text:style-name="T17">;</text:span></text:p>
      <text:p text:style-name="P2"><text:span text:style-name="T5">---------- </text:span><text:span text:style-name="T7">наполняем жанрами---------------------------------------------</text:span></text:p>
      <text:p text:style-name="P9"><text:span text:style-name="T1">I</text:span><text:span text:style-name="T1">NSERT</text:span><text:span text:style-name="T8"> </text:span><text:span text:style-name="T1">INTO</text:span><text:span text:style-name="T8"> genre (title) </text:span><text:span text:style-name="T1">VALUES</text:span><text:span text:style-name="T8"> (</text:span><text:span text:style-name="T20">'RAP'</text:span><text:span text:style-name="T8">)</text:span><text:span text:style-name="T16">;</text:span></text:p>
      <text:p text:style-name="P1"><text:span text:style-name="T1">INSERT</text:span><text:span text:style-name="T8"> </text:span><text:span text:style-name="T1">INTO</text:span><text:span text:style-name="T8"> genre (title) </text:span><text:span text:style-name="T1">VALUES</text:span><text:span text:style-name="T8"> (</text:span><text:span text:style-name="T20">'ROCK'</text:span><text:span text:style-name="T8">)</text:span><text:span text:style-name="T16">;</text:span></text:p>
      <text:p text:style-name="P1"><text:span text:style-name="T1">INSERT</text:span><text:span text:style-name="T8"> </text:span><text:span text:style-name="T1">INTO</text:span><text:span text:style-name="T8"> genre (title) </text:span><text:span text:style-name="T1">VALUES</text:span><text:span text:style-name="T8"> (</text:span><text:span text:style-name="T20">'POP'</text:span><text:span text:style-name="T8">)</text:span><text:span text:style-name="T16">;</text:span></text:p>
      <text:p text:style-name="P1"><text:span text:style-name="T1">INSERT</text:span><text:span text:style-name="T8"> </text:span><text:span text:style-name="T1">INTO</text:span><text:span text:style-name="T8"> genre (title) </text:span><text:span text:style-name="T1">VALUES</text:span><text:span text:style-name="T8"> (</text:span><text:span text:style-name="T20">'JAZZ'</text:span><text:span text:style-name="T8">)</text:span><text:span text:style-name="T16">;</text:span></text:p>
      <text:p text:style-name="P1"><text:span text:style-name="T1">INSERT</text:span><text:span text:style-name="T8"> </text:span><text:span text:style-name="T1">INTO</text:span><text:span text:style-name="T8"> genre (title) </text:span><text:span text:style-name="T1">VALUES</text:span><text:span text:style-name="T8"> (</text:span><text:span text:style-name="T20">'Bluse'</text:span><text:span text:style-name="T8">)</text:span><text:span text:style-name="T16">;</text:span></text:p>
      <text:p text:style-name="P9"><text:span text:style-name="T1">INSERT</text:span><text:span text:style-name="T8"> </text:span><text:span text:style-name="T1">INTO</text:span><text:span text:style-name="T8"> genre (title) </text:span><text:span text:style-name="T1">VALUES</text:span><text:span text:style-name="T8"> (</text:span><text:span text:style-name="T20">'Relax'</text:span><text:span text:style-name="T8">)</text:span><text:span text:style-name="T16">;</text:span></text:p>
      <text:p text:style-name="P12"><text:span text:style-name="T3">---------- </text:span><text:span text:style-name="T4">наполняем альбомы---------------------------------------------</text:span></text:p>
      <text:p text:style-name="P1"><text:span text:style-name="T3">INSERT</text:span><text:span text:style-name="T9"> </text:span><text:span text:style-name="T3">INTO</text:span><text:span text:style-name="T9"> album (title, year_) </text:span><text:span text:style-name="T3">VALUES</text:span><text:span text:style-name="T9"> (</text:span><text:span text:style-name="T21">'winsk'</text:span><text:span text:style-name="T9">, </text:span><text:span text:style-name="T11">2023</text:span><text:span text:style-name="T9">)</text:span><text:span text:style-name="T17">;</text:span></text:p>
      <text:p text:style-name="P1"><text:span text:style-name="T3">INSERT</text:span><text:span text:style-name="T9"> </text:span><text:span text:style-name="T3">INTO</text:span><text:span text:style-name="T9"> album (title, year_) </text:span><text:span text:style-name="T3">VALUES</text:span><text:span text:style-name="T9"> (</text:span><text:span text:style-name="T21">'подгон 2'</text:span><text:span text:style-name="T9">, </text:span><text:span text:style-name="T11">2022</text:span><text:span text:style-name="T9">)</text:span><text:span text:style-name="T17">;</text:span></text:p>
      <text:p text:style-name="P13"><text:span text:style-name="T5">INSERT</text:span><text:span text:style-name="T10"> </text:span><text:span text:style-name="T5">INTO</text:span><text:span text:style-name="T10"> album (title, year_) </text:span><text:span text:style-name="T5">VALUES</text:span><text:span text:style-name="T10"> (</text:span><text:span text:style-name="T22">'цунами'</text:span><text:span text:style-name="T10">, </text:span><text:span text:style-name="T13">2002</text:span><text:span text:style-name="T10">)</text:span><text:span text:style-name="T18">;</text:span></text:p>
      <text:p text:style-name="P13"><text:span text:style-name="T5">INSERT</text:span><text:span text:style-name="T10"> </text:span><text:span text:style-name="T5">INTO</text:span><text:span text:style-name="T10"> album (title, year_) </text:span><text:span text:style-name="T5">VALUES</text:span><text:span text:style-name="T10"> (</text:span><text:span text:style-name="T22">'№16плюс'</text:span><text:span text:style-name="T10">, </text:span><text:span text:style-name="T13">2016</text:span><text:span text:style-name="T10">)</text:span><text:span text:style-name="T18">;</text:span></text:p>
      <text:p text:style-name="P1"><text:span text:style-name="T3">INSERT</text:span><text:span text:style-name="T9"> </text:span><text:span text:style-name="T3">INTO</text:span><text:span text:style-name="T9"> album (title, year_) </text:span><text:span text:style-name="T3">VALUES</text:span><text:span text:style-name="T9"> (</text:span><text:span text:style-name="T21">'вьюга'</text:span><text:span text:style-name="T9">, </text:span><text:span text:style-name="T11">2023</text:span><text:span text:style-name="T9">)</text:span><text:span text:style-name="T17">;</text:span></text:p>
      <text:p text:style-name="P1"><text:span text:style-name="T3">INSERT</text:span><text:span text:style-name="T9"> </text:span><text:span text:style-name="T3">INTO</text:span><text:span text:style-name="T9"> album (title, year_) </text:span><text:span text:style-name="T3">VALUES</text:span><text:span text:style-name="T9"> (</text:span><text:span text:style-name="T21">'Моя кассета - твой первый диск'</text:span><text:span text:style-name="T9">, </text:span><text:span text:style-name="T11">2018</text:span><text:span text:style-name="T9">)</text:span><text:span text:style-name="T17">;</text:span></text:p>
      <text:p text:style-name="P13"><text:span text:style-name="T5">INSERT</text:span><text:span text:style-name="T10"> </text:span><text:span text:style-name="T5">INTO</text:span><text:span text:style-name="T10"> album (title, year_) </text:span><text:span text:style-name="T5">VALUES</text:span><text:span text:style-name="T10"> (</text:span><text:span text:style-name="T22">'Good Days'</text:span><text:span text:style-name="T10">, </text:span><text:span text:style-name="T13">2022</text:span><text:span text:style-name="T10">)</text:span><text:span text:style-name="T18">;</text:span></text:p>
      <text:p text:style-name="P1"><text:span text:style-name="T3">INSERT</text:span><text:span text:style-name="T9"> </text:span><text:span text:style-name="T3">INTO</text:span><text:span text:style-name="T9"> album (title, year_) </text:span><text:span text:style-name="T3">VALUES</text:span><text:span text:style-name="T9"> (</text:span><text:span text:style-name="T21">'Trouble'</text:span><text:span text:style-name="T9">, </text:span><text:span text:style-name="T11">2022</text:span><text:span text:style-name="T9">)</text:span><text:span text:style-name="T17">;</text:span></text:p>
      <text:p text:style-name="P1"><text:span text:style-name="T3">INSERT</text:span><text:span text:style-name="T9"> </text:span><text:span text:style-name="T3">INTO</text:span><text:span text:style-name="T9"> album (title, year_) </text:span><text:span text:style-name="T3">VALUES</text:span><text:span text:style-name="T9"> (</text:span><text:span text:style-name="T21">'Leven Kali: Low Tide'</text:span><text:span text:style-name="T9">, </text:span><text:span text:style-name="T11">2019</text:span><text:span text:style-name="T9">)</text:span><text:span text:style-name="T17">;</text:span></text:p>
      <text:p text:style-name="P2"><text:span text:style-name="T5">---------- </text:span><text:span text:style-name="T7">наполняем песни---------------------------------------------</text:span></text:p>
      <text:p text:style-name="P1"><text:span text:style-name="T3">INSERT</text:span><text:span text:style-name="T9"> </text:span><text:span text:style-name="T3">INTO</text:span><text:span text:style-name="T9"> song (name_song, duration, fk_song_album) </text:span><text:span text:style-name="T3">VALUES</text:span><text:span text:style-name="T9"> (</text:span><text:span text:style-name="T21">'свобода'</text:span><text:span text:style-name="T9">, </text:span><text:span text:style-name="T11">226</text:span><text:span text:style-name="T9">, </text:span><text:span text:style-name="T11">1</text:span><text:span text:style-name="T9">)</text:span><text:span text:style-name="T17">;</text:span></text:p>
      <text:p text:style-name="P1"><text:span text:style-name="T3">INSERT</text:span><text:span text:style-name="T9"> </text:span><text:span text:style-name="T3">INTO</text:span><text:span text:style-name="T9"> song (name_song, duration, fk_song_album) </text:span><text:span text:style-name="T3">VALUES</text:span><text:span text:style-name="T9"> (</text:span><text:span text:style-name="T21">'индийское кино'</text:span><text:span text:style-name="T9">, </text:span><text:span text:style-name="T11">243</text:span><text:span text:style-name="T9">, </text:span><text:span text:style-name="T11">1</text:span><text:span text:style-name="T9">)</text:span><text:span text:style-name="T17">;</text:span></text:p>
      <text:p text:style-name="P1"><text:span text:style-name="T3">INSERT</text:span><text:span text:style-name="T9"> </text:span><text:span text:style-name="T3">INTO</text:span><text:span text:style-name="T9"> song (name_song, duration, fk_song_album) </text:span><text:span text:style-name="T3">VALUES</text:span><text:span text:style-name="T9"> (</text:span><text:span text:style-name="T21">'Дельтаплан'</text:span><text:span text:style-name="T9">, </text:span><text:span text:style-name="T11">164</text:span><text:span text:style-name="T9">, </text:span><text:span text:style-name="T11">2</text:span><text:span text:style-name="T9">)</text:span><text:span text:style-name="T17">;</text:span></text:p>
      <text:p text:style-name="P13"><text:span text:style-name="T5">INSERT</text:span><text:span text:style-name="T10"> </text:span><text:span text:style-name="T5">INTO</text:span><text:span text:style-name="T10"> song (name_song, duration, fk_song_album) </text:span><text:span text:style-name="T5">VALUES</text:span><text:span text:style-name="T10"> (</text:span><text:span text:style-name="T22">'Летим домой'</text:span><text:span text:style-name="T10">,</text:span><text:span text:style-name="T13">226</text:span><text:span text:style-name="T10">, </text:span><text:span text:style-name="T13">2</text:span><text:span text:style-name="T10">)</text:span><text:span text:style-name="T18">;</text:span></text:p>
      <text:p text:style-name="P1"><text:span text:style-name="T4">I</text:span><text:span text:style-name="T3">NSERT</text:span><text:span text:style-name="T9"> </text:span><text:span text:style-name="T3">INTO</text:span><text:span text:style-name="T9"> song (name_song, duration, fk_song_album) </text:span><text:span text:style-name="T3">VALUES</text:span><text:span text:style-name="T9"> (</text:span><text:span text:style-name="T21">'ты дарила мне розы'</text:span><text:span text:style-name="T9">, </text:span><text:span text:style-name="T11">186</text:span><text:span text:style-name="T9">, </text:span><text:span text:style-name="T11">3</text:span><text:span text:style-name="T9">)</text:span><text:span text:style-name="T17">;</text:span></text:p>
      <text:p text:style-name="P1"><text:span text:style-name="T3">INSERT</text:span><text:span text:style-name="T9"> </text:span><text:span text:style-name="T3">INTO</text:span><text:span text:style-name="T9"> song (name_song, duration, fk_song_album) </text:span><text:span text:style-name="T3">VALUES</text:span><text:span text:style-name="T9"> (</text:span><text:span text:style-name="T21">'цунами'</text:span><text:span text:style-name="T9">, </text:span><text:span text:style-name="T11">192</text:span><text:span text:style-name="T9">, </text:span><text:span text:style-name="T11">3</text:span><text:span text:style-name="T9">)</text:span><text:span text:style-name="T17">;</text:span></text:p>
      <text:p text:style-name="P1"><text:span text:style-name="T3">INSERT</text:span><text:span text:style-name="T9"> </text:span><text:span text:style-name="T3">INTO</text:span><text:span text:style-name="T9"> song (name_song, duration, fk_song_album) </text:span><text:span text:style-name="T3">VALUES</text:span><text:span text:style-name="T9"> (</text:span><text:span text:style-name="T21">'хипстер'</text:span><text:span text:style-name="T9">, </text:span><text:span text:style-name="T11">250</text:span><text:span text:style-name="T9">, </text:span><text:span text:style-name="T11">4</text:span><text:span text:style-name="T9">)</text:span><text:span text:style-name="T17">;</text:span></text:p>
      <text:p text:style-name="P1"><text:span text:style-name="T3">INSERT</text:span><text:span text:style-name="T9"> </text:span><text:span text:style-name="T3">INTO</text:span><text:span text:style-name="T9"> song (name_song, duration, fk_song_album) </text:span><text:span text:style-name="T3">VALUES</text:span><text:span text:style-name="T9"> (</text:span><text:span text:style-name="T21">'Тёмные небеса'</text:span><text:span text:style-name="T9">, </text:span><text:span text:style-name="T11">300</text:span><text:span text:style-name="T9">, </text:span><text:span text:style-name="T11">4</text:span><text:span text:style-name="T9">)</text:span><text:span text:style-name="T17">;</text:span></text:p>
      <text:p text:style-name="P1"><text:span text:style-name="T3">INSERT</text:span><text:span text:style-name="T9"> </text:span><text:span text:style-name="T3">INTO</text:span><text:span text:style-name="T9"> song (name_song, duration, fk_song_album) </text:span><text:span text:style-name="T3">VALUES</text:span><text:span text:style-name="T9"> (</text:span><text:span text:style-name="T21">'вьюга'</text:span><text:span text:style-name="T9">, </text:span><text:span text:style-name="T11">147</text:span><text:span text:style-name="T9">, </text:span><text:span text:style-name="T11">5</text:span><text:span text:style-name="T9">)</text:span><text:span text:style-name="T17">;</text:span></text:p>
      <text:p text:style-name="P1"><text:span text:style-name="T3">INSERT</text:span><text:span text:style-name="T9"> </text:span><text:span text:style-name="T3">INTO</text:span><text:span text:style-name="T9"> song (name_song, duration, fk_song_album) </text:span><text:span text:style-name="T3">VALUES</text:span><text:span text:style-name="T9"> (</text:span><text:span text:style-name="T21">'незабудка'</text:span><text:span text:style-name="T9">, </text:span><text:span text:style-name="T11">236</text:span><text:span text:style-name="T9">, </text:span><text:span text:style-name="T11">6</text:span><text:span text:style-name="T9">)</text:span><text:span text:style-name="T17">;</text:span></text:p>
      <text:p text:style-name="P1"><text:span text:style-name="T3">INSERT</text:span><text:span text:style-name="T9"> </text:span><text:span text:style-name="T3">INTO</text:span><text:span text:style-name="T9"> song (name_song, duration, fk_song_album) </text:span><text:span text:style-name="T3">VALUES</text:span><text:span text:style-name="T9"> (</text:span><text:span text:style-name="T21">'Good Days'</text:span><text:span text:style-name="T9">, </text:span><text:span text:style-name="T11">174</text:span><text:span text:style-name="T9">, </text:span><text:span text:style-name="T12">7</text:span><text:span text:style-name="T9">)</text:span><text:span text:style-name="T17">;</text:span></text:p>
      <text:p text:style-name="P1"><text:span text:style-name="T3">INSERT</text:span><text:span text:style-name="T9"> </text:span><text:span text:style-name="T3">INTO</text:span><text:span text:style-name="T9"> song (name_song, duration, fk_song_album) </text:span><text:span text:style-name="T3">VALUES</text:span><text:span text:style-name="T9"> (</text:span><text:span text:style-name="T21">'Strange Wing'</text:span><text:span text:style-name="T9">, </text:span><text:span text:style-name="T11">480</text:span><text:span text:style-name="T9">, </text:span><text:span text:style-name="T11">7</text:span><text:span text:style-name="T9">)</text:span><text:span text:style-name="T17">;</text:span></text:p>
      <text:p text:style-name="P1"><text:span text:style-name="T3">INSERT</text:span><text:span text:style-name="T9"> </text:span><text:span text:style-name="T3">INTO</text:span><text:span text:style-name="T9"> song (name_song, duration, fk_song_album) </text:span><text:span text:style-name="T3">VALUES</text:span><text:span text:style-name="T9"> (</text:span><text:span text:style-name="T21">'Lomé'</text:span><text:span text:style-name="T9">, </text:span><text:span text:style-name="T11">320</text:span><text:span text:style-name="T9">, </text:span><text:span text:style-name="T11">7</text:span><text:span text:style-name="T9">)</text:span><text:span text:style-name="T17">;</text:span></text:p>
      <text:p text:style-name="P13"><text:span text:style-name="T5">INSERT</text:span><text:span text:style-name="T10"> </text:span><text:span text:style-name="T5">INTO</text:span><text:span text:style-name="T10"> song (name_song, duration, fk_song_album) </text:span><text:span text:style-name="T5">VALUES</text:span><text:span text:style-name="T10"> (</text:span><text:span text:style-name="T22">'One more_ Night'</text:span><text:span text:style-name="T10">, </text:span><text:span text:style-name="T13">227</text:span><text:span text:style-name="T10">, </text:span><text:span text:style-name="T13">8</text:span><text:span text:style-name="T10">)</text:span><text:span text:style-name="T18">;</text:span></text:p>
      <text:p text:style-name="P1"><text:span text:style-name="T3">INSERT</text:span><text:span text:style-name="T9"> </text:span><text:span text:style-name="T3">INTO</text:span><text:span text:style-name="T9"> song (name_song, duration, fk_song_album) </text:span><text:span text:style-name="T3">VALUES</text:span><text:span text:style-name="T9"> (</text:span><text:span text:style-name="T21">'The Good Life'</text:span><text:span text:style-name="T9">, </text:span><text:span text:style-name="T11">240</text:span><text:span text:style-name="T9">, </text:span><text:span text:style-name="T11">8</text:span><text:span text:style-name="T9">)</text:span><text:span text:style-name="T17">;</text:span></text:p>
      <text:p text:style-name="P1"><text:span text:style-name="T3">INSERT</text:span><text:span text:style-name="T9"> </text:span><text:span text:style-name="T3">INTO</text:span><text:span text:style-name="T9"> song (name_song, duration, fk_song_album) </text:span><text:span text:style-name="T3">VALUES</text:span><text:span text:style-name="T9"> (</text:span><text:span text:style-name="T21">'Nunwrong'</text:span><text:span text:style-name="T9">, </text:span><text:span text:style-name="T11">305</text:span><text:span text:style-name="T9">, </text:span><text:span text:style-name="T11">9</text:span><text:span text:style-name="T9">)</text:span><text:span text:style-name="T17">;</text:span></text:p>
      <text:p text:style-name="P2"><text:span text:style-name="T5">---------- </text:span><text:span text:style-name="T7">наполняем связи жанр - артист---------------------------------------</text:span></text:p>
      <text:p text:style-name="P3"><text:span text:style-name="T5"/></text:p>
      <text:p text:style-name="P3"><text:span text:style-name="T5">INSERT</text:span><text:span text:style-name="T10"> </text:span><text:span text:style-name="T5">INTO</text:span><text:span text:style-name="T10"> genre_artist (genre_id, artist_id) </text:span><text:span text:style-name="T5">VALUES</text:span><text:span text:style-name="T10"> (</text:span><text:span text:style-name="T13">3</text:span><text:span text:style-name="T10">,</text:span><text:span text:style-name="T13">1</text:span><text:span text:style-name="T10">)</text:span><text:span text:style-name="T18">;</text:span></text:p>
      <text:p text:style-name="P3"><text:span text:style-name="T5">INSERT</text:span><text:span text:style-name="T10"> </text:span><text:span text:style-name="T5">INTO</text:span><text:span text:style-name="T10"> genre_artist (genre_id, artist_id) </text:span><text:span text:style-name="T5">VALUES</text:span><text:span text:style-name="T10"> (</text:span><text:span text:style-name="T13">3</text:span><text:span text:style-name="T10">,</text:span><text:span text:style-name="T13">2</text:span><text:span text:style-name="T10">)</text:span><text:span text:style-name="T18">;</text:span></text:p>
      <text:p text:style-name="P3"><text:soft-page-break/><text:span text:style-name="T5">INSERT</text:span><text:span text:style-name="T10"> </text:span><text:span text:style-name="T5">INTO</text:span><text:span text:style-name="T10"> genre_artist (genre_id, artist_id) </text:span><text:span text:style-name="T5">VALUES</text:span><text:span text:style-name="T10"> (</text:span><text:span text:style-name="T13">1</text:span><text:span text:style-name="T10">,</text:span><text:span text:style-name="T13">9</text:span><text:span text:style-name="T10">)</text:span><text:span text:style-name="T18">;</text:span></text:p>
      <text:p text:style-name="P3"><text:span text:style-name="T5">INSERT</text:span><text:span text:style-name="T10"> </text:span><text:span text:style-name="T5">INTO</text:span><text:span text:style-name="T10"> genre_artist (genre_id, artist_id) </text:span><text:span text:style-name="T5">VALUES</text:span><text:span text:style-name="T10"> (</text:span><text:span text:style-name="T13">4</text:span><text:span text:style-name="T10">,</text:span><text:span text:style-name="T13">3</text:span><text:span text:style-name="T10">)</text:span><text:span text:style-name="T18">;</text:span></text:p>
      <text:p text:style-name="P3"><text:span text:style-name="T5">INSERT</text:span><text:span text:style-name="T10"> </text:span><text:span text:style-name="T5">INTO</text:span><text:span text:style-name="T10"> genre_artist (genre_id, artist_id) </text:span><text:span text:style-name="T5">VALUES</text:span><text:span text:style-name="T10"> (</text:span><text:span text:style-name="T13">4</text:span><text:span text:style-name="T10">,</text:span><text:span text:style-name="T13">4</text:span><text:span text:style-name="T10">)</text:span><text:span text:style-name="T18">;</text:span></text:p>
      <text:p text:style-name="P3"><text:span text:style-name="T5">INSERT</text:span><text:span text:style-name="T10"> </text:span><text:span text:style-name="T5">INTO</text:span><text:span text:style-name="T10"> genre_artist (genre_id, artist_id) </text:span><text:span text:style-name="T5">VALUES</text:span><text:span text:style-name="T10"> (</text:span><text:span text:style-name="T13">5</text:span><text:span text:style-name="T10">,</text:span><text:span text:style-name="T13">5</text:span><text:span text:style-name="T10">)</text:span><text:span text:style-name="T18">;</text:span></text:p>
      <text:p text:style-name="P3"><text:span text:style-name="T5">INSERT</text:span><text:span text:style-name="T10"> </text:span><text:span text:style-name="T5">INTO</text:span><text:span text:style-name="T10"> genre_artist (genre_id, artist_id) </text:span><text:span text:style-name="T5">VALUES</text:span><text:span text:style-name="T10"> (</text:span><text:span text:style-name="T13">5</text:span><text:span text:style-name="T10">,</text:span><text:span text:style-name="T13">6</text:span><text:span text:style-name="T10">)</text:span><text:span text:style-name="T18">;</text:span></text:p>
      <text:p text:style-name="P3"><text:span text:style-name="T5">INSERT</text:span><text:span text:style-name="T10"> </text:span><text:span text:style-name="T5">INTO</text:span><text:span text:style-name="T10"> genre_artist (genre_id, artist_id) </text:span><text:span text:style-name="T5">VALUES</text:span><text:span text:style-name="T10"> (</text:span><text:span text:style-name="T13">6</text:span><text:span text:style-name="T10">,</text:span><text:span text:style-name="T13">7</text:span><text:span text:style-name="T10">)</text:span><text:span text:style-name="T18">;</text:span></text:p>
      <text:p text:style-name="P3"><text:span text:style-name="T5">INSERT</text:span><text:span text:style-name="T10"> </text:span><text:span text:style-name="T5">INTO</text:span><text:span text:style-name="T10"> genre_artist (genre_id, artist_id) </text:span><text:span text:style-name="T5">VALUES</text:span><text:span text:style-name="T10"> (</text:span><text:span text:style-name="T13">7</text:span><text:span text:style-name="T10">,</text:span><text:span text:style-name="T13">8</text:span><text:span text:style-name="T10">)</text:span><text:span text:style-name="T18">;</text:span></text:p>
      <text:p text:style-name="P3"><text:span text:style-name="T18"/></text:p>
      <text:p text:style-name="P7"><text:span text:style-name="T5">---------- наполняем связи артист альбом---------------------------------------</text:span></text:p>
      <text:p text:style-name="P3"><text:span text:style-name="T6">INSERT</text:span><text:span text:style-name="T10"> </text:span><text:span text:style-name="T5">INTO</text:span><text:span text:style-name="T10"> artist_album (artist_id, album_id) </text:span><text:span text:style-name="T5">VALUES</text:span><text:span text:style-name="T10"> (</text:span><text:span text:style-name="T13">1</text:span><text:span text:style-name="T10">,</text:span><text:span text:style-name="T13">1</text:span><text:span text:style-name="T10">)</text:span><text:span text:style-name="T18">;</text:span></text:p>
      <text:p text:style-name="P3"><text:span text:style-name="T5">INSERT</text:span><text:span text:style-name="T10"> </text:span><text:span text:style-name="T5">INTO</text:span><text:span text:style-name="T10"> artist_album (artist_id, album_id) </text:span><text:span text:style-name="T5">VALUES</text:span><text:span text:style-name="T10"> (</text:span><text:span text:style-name="T13">2</text:span><text:span text:style-name="T10">,</text:span><text:span text:style-name="T13">2</text:span><text:span text:style-name="T10">)</text:span><text:span text:style-name="T18">;</text:span></text:p>
      <text:p text:style-name="P3"><text:span text:style-name="T5">INSERT</text:span><text:span text:style-name="T10"> </text:span><text:span text:style-name="T5">INTO</text:span><text:span text:style-name="T10"> artist_album (artist_id, album_id) </text:span><text:span text:style-name="T5">VALUES</text:span><text:span text:style-name="T10"> (</text:span><text:span text:style-name="T14">3,3</text:span><text:span text:style-name="T10">)</text:span><text:span text:style-name="T18">;</text:span></text:p>
      <text:p text:style-name="P3"><text:span text:style-name="T5">INSERT</text:span><text:span text:style-name="T10"> </text:span><text:span text:style-name="T5">INTO</text:span><text:span text:style-name="T10"> artist_album (artist_id, album_id) </text:span><text:span text:style-name="T5">VALUES</text:span><text:span text:style-name="T10"> (</text:span><text:span text:style-name="T14">4,4</text:span><text:span text:style-name="T10">)</text:span><text:span text:style-name="T18">;</text:span></text:p>
      <text:p text:style-name="P3"><text:span text:style-name="T5">INSERT</text:span><text:span text:style-name="T10"> </text:span><text:span text:style-name="T5">INTO</text:span><text:span text:style-name="T10"> artist_album (artist_id, album_id) </text:span><text:span text:style-name="T5">VALUES</text:span><text:span text:style-name="T10"> (</text:span><text:span text:style-name="T14">5,5</text:span><text:span text:style-name="T10">)</text:span><text:span text:style-name="T18">;</text:span></text:p>
      <text:p text:style-name="P4"><text:span text:style-name="T5">INSERT</text:span><text:span text:style-name="T10"> </text:span><text:span text:style-name="T5">INTO</text:span><text:span text:style-name="T10"> artist_album (artist_id, album_id) </text:span><text:span text:style-name="T5">VALUES</text:span><text:span text:style-name="T10"> (</text:span><text:span text:style-name="T14">6,6</text:span><text:span text:style-name="T10">)</text:span><text:span text:style-name="T18">;</text:span></text:p>
      <text:p text:style-name="P4"><text:span text:style-name="T5">INSERT</text:span><text:span text:style-name="T10"> </text:span><text:span text:style-name="T5">INTO</text:span><text:span text:style-name="T10"> artist_album (artist_id, album_id) </text:span><text:span text:style-name="T5">VALUES</text:span><text:span text:style-name="T10"> (</text:span><text:span text:style-name="T14">7,7</text:span><text:span text:style-name="T10">)</text:span><text:span text:style-name="T18">;</text:span></text:p>
      <text:p text:style-name="P4"><text:span text:style-name="T5">INSERT</text:span><text:span text:style-name="T10"> </text:span><text:span text:style-name="T5">INTO</text:span><text:span text:style-name="T10"> artist_album (artist_id, album_id) </text:span><text:span text:style-name="T5">VALUES</text:span><text:span text:style-name="T10"> (</text:span><text:span text:style-name="T14">8,8</text:span><text:span text:style-name="T10">)</text:span><text:span text:style-name="T18">;</text:span></text:p>
      <text:p text:style-name="P4"><text:span text:style-name="T5">INSERT</text:span><text:span text:style-name="T10"> </text:span><text:span text:style-name="T5">INTO</text:span><text:span text:style-name="T10"> artist_album (artist_id, album_id) </text:span><text:span text:style-name="T5">VALUES</text:span><text:span text:style-name="T10"> (</text:span><text:span text:style-name="T14">9,9</text:span><text:span text:style-name="T10">)</text:span><text:span text:style-name="T18">;</text:span></text:p>
      <text:p text:style-name="P4"><text:span text:style-name="T18"/></text:p>
      <text:p text:style-name="P6"><text:span text:style-name="T5">---------- </text:span><text:span text:style-name="T7">наполняем связи песня коллекция--------------------------------------</text:span></text:p>
      <text:p text:style-name="P4"><text:span text:style-name="T5">INSERT</text:span><text:span text:style-name="T10"> </text:span><text:span text:style-name="T5">INTO</text:span><text:span text:style-name="T10"> collection_song <text:s/>(collection_id, song_id) </text:span><text:span text:style-name="T5">VALUES</text:span><text:span text:style-name="T10"> (</text:span><text:span text:style-name="T13">1</text:span><text:span text:style-name="T10">,</text:span><text:span text:style-name="T13">1</text:span><text:span text:style-name="T10">)</text:span><text:span text:style-name="T18">;</text:span></text:p>
      <text:p text:style-name="P5"><text:span text:style-name="T5">INSERT</text:span><text:span text:style-name="T10"> </text:span><text:span text:style-name="T5">INTO</text:span><text:span text:style-name="T10"> collection_song <text:s/>(collection_id, song_id) </text:span><text:span text:style-name="T5">VALUES</text:span><text:span text:style-name="T10"> (</text:span><text:span text:style-name="T13">1</text:span><text:span text:style-name="T10">,</text:span><text:span text:style-name="T15">2</text:span><text:span text:style-name="T10">)</text:span><text:span text:style-name="T18">;</text:span></text:p>
      <text:p text:style-name="P5"><text:span text:style-name="T5">INSERT</text:span><text:span text:style-name="T10"> </text:span><text:span text:style-name="T5">INTO</text:span><text:span text:style-name="T10"> collection_song <text:s/>(collection_id, song_id) </text:span><text:span text:style-name="T5">VALUES</text:span><text:span text:style-name="T10"> (</text:span><text:span text:style-name="T13">1</text:span><text:span text:style-name="T10">,</text:span><text:span text:style-name="T15">3</text:span><text:span text:style-name="T10">)</text:span><text:span text:style-name="T18">;</text:span></text:p>
      <text:p text:style-name="P5"><text:span text:style-name="T5">INSERT</text:span><text:span text:style-name="T10"> </text:span><text:span text:style-name="T5">INTO</text:span><text:span text:style-name="T10"> collection_song <text:s/>(collection_id, song_id) </text:span><text:span text:style-name="T5">VALUES</text:span><text:span text:style-name="T10"> (</text:span><text:span text:style-name="T15">2</text:span><text:span text:style-name="T10">,</text:span><text:span text:style-name="T15">4</text:span><text:span text:style-name="T10">)</text:span><text:span text:style-name="T18">;</text:span></text:p>
      <text:p text:style-name="P5"><text:span text:style-name="T5">INSERT</text:span><text:span text:style-name="T10"> </text:span><text:span text:style-name="T5">INTO</text:span><text:span text:style-name="T10"> collection_song <text:s/>(collection_id, song_id) </text:span><text:span text:style-name="T5">VALUES</text:span><text:span text:style-name="T10"> (</text:span><text:span text:style-name="T15">2</text:span><text:span text:style-name="T10">,</text:span><text:span text:style-name="T15">5</text:span><text:span text:style-name="T10">)</text:span><text:span text:style-name="T18">;</text:span></text:p>
      <text:p text:style-name="P5"><text:span text:style-name="T5">INSERT</text:span><text:span text:style-name="T10"> </text:span><text:span text:style-name="T5">INTO</text:span><text:span text:style-name="T10"> collection_song <text:s/>(collection_id, song_id) </text:span><text:span text:style-name="T5">VALUES</text:span><text:span text:style-name="T10"> (</text:span><text:span text:style-name="T15">2</text:span><text:span text:style-name="T10">,</text:span><text:span text:style-name="T15">6</text:span><text:span text:style-name="T10">)</text:span><text:span text:style-name="T18">;</text:span></text:p>
      <text:p text:style-name="P5"><text:span text:style-name="T5">INSERT</text:span><text:span text:style-name="T10"> </text:span><text:span text:style-name="T5">INTO</text:span><text:span text:style-name="T10"> collection_song <text:s/>(collection_id, song_id) </text:span><text:span text:style-name="T5">VALUES</text:span><text:span text:style-name="T10"> (</text:span><text:span text:style-name="T15">3</text:span><text:span text:style-name="T10">,</text:span><text:span text:style-name="T15">7</text:span><text:span text:style-name="T10">)</text:span><text:span text:style-name="T18">;</text:span></text:p>
      <text:p text:style-name="P5"><text:span text:style-name="T5">INSERT</text:span><text:span text:style-name="T10"> </text:span><text:span text:style-name="T5">INTO</text:span><text:span text:style-name="T10"> collection_song <text:s/>(collection_id, song_id) </text:span><text:span text:style-name="T5">VALUES</text:span><text:span text:style-name="T10"> (</text:span><text:span text:style-name="T15">3</text:span><text:span text:style-name="T10">,</text:span><text:span text:style-name="T15">8</text:span><text:span text:style-name="T10">)</text:span><text:span text:style-name="T18">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21:35:13.941768723</meta:creation-date>
    <dc:date>2023-04-02T16:38:01.819372041</dc:date>
    <meta:editing-duration>PT7M3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73" meta:word-count="559" meta:character-count="4760" meta:non-whitespace-character-count="4266"/>
  </office:meta>
</office:document-meta>
</file>